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FUENTES TELLO, LUCI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BANCAY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5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FUENTES TELLO, LUCI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ZAMORA HUAMANI JULIETA</text:p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FR. ROJO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AREDES ESTRELL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5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5T16:06:05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